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11/2024</text:p>
      <text:p text:style-name="Standard">In New Zealand. What a spectacular country. No wonder the peoples here made tales of the gods making these islands and their histories. </text:p>
      <text:p text:style-name="Standard"/>
      <text:p text:style-name="Standard">We started in Auckland. Went to bay of islands, rotaroua Dunedin ,Christchurch, Queenstown. I belive I would stay in queens town for the majority of it, if I was to come back here with friends. Would be cool to take Will and Robby and Sarah and Reece. </text:p>
      <text:p text:style-name="Standard"/>
      <text:p text:style-name="Standard">Ok what else.</text:p>
      <text:p text:style-name="Standard"/>
      <text:p text:style-name="Standard">Lying. You lied to Kate yesterday. You need to stop that. Are you going to engage and apologize or are you going to try to just not do that anymore? <text:line-break/><text:line-break/>Nope. I am going to just try to get better not doing that. If you lie anymore you have to engage with it and appologize. <text:line-break/><text:line-break/>Why do you do that? You have these pre-programmed stories that you just tell. And you tell them because you belive they make you interesting. But you're interesting enough without lying. </text:p>
      <text:p text:style-name="Standard"/>
      <text:p text:style-name="Standard">What would you say about trave with Ma and Pa? <text:line-break/>It was ok. There was much I'd change about the process. I don' know that I'd do a tour... but it is hard to say how we'd get the ultimate convenience without this. And I don't think mom and dad would travel without that. I feel guilty not traveling with them but I also know that no one else travels with their parents like I do, but no one else has a life like I do. </text:p>
      <text:p text:style-name="Standard"/>
      <text:p text:style-name="Standard">So I would do this again, but we'd have to have some conditions. </text:p>
      <text:p text:style-name="Standard"/>
      <text:p text:style-name="Standard">What are your roles? </text:p>
      <text:p text:style-name="Standard"/>
      <text:p text:style-name="Standard">Writer- dam man I am proud of you. You're doing the hard stuff and writing everyday. I am not exactly happy with what we're producing but... it is still pretty good that you're doing it every day. Keep it up. And know that you're going to produce some gems and some of it we're going to have to get rid of in editing. </text:p>
      <text:p text:style-name="Standard"/>
      <text:p text:style-name="Standard">Relationships- Proud of how you're treating Kate. Also being patient with Mom and Dad. Sad about Jerin. Cannot forece her cannot control her. Things with friends are hopefully ok...? who knows. Stephanie Eric Martina combo is kinda... ugh. And Martina isn't being a very good friend to me. We're not close. She crosses lines. Does things she doesn't want me to. Isn't very considerate. She's kind of phasing out of my life. People who've known me the longest.... well that phase from 20-33 was a bad time of life. You're a good dude but boy oh boy were you fucked up. Can't blame her. <text:line-break/><text:line-break/>Do not talk about money with your friends. It makes things horrible and weird. Remember the ol' Ketamine times with Will and Robby. No one wants to hear about how much stuff costs or be reminded that their finacial situation is barely scraping by. </text:p>
      <text:p text:style-name="Standard"/>
      <text:p text:style-name="Standard">Business Owner/producer- that is going Ok. I think the plumbing business is going to fall into our laps and we will get that rolling. I am not happy with Devin. He's a tool. Kate is a great partner with that and I am very happy with how it is going moving into that with her. </text:p>
      <text:p text:style-name="Standard"/>
      <text:p text:style-name="Standard"><text:soft-page-break/>Pagan Priest- You engaged with a Rock. Also looked at the temples of the enemy and imagined desicrating those. Stained glass and churches are keeping me fed with destructive and reclaiming energy. </text:p>
      <text:p text:style-name="Standard"/>
      <text:p text:style-name="Standard">Reader- you've been reading War and Peace and that is actually a really good book. </text:p>
      <text:p text:style-name="Standard"/>
      <text:p text:style-name="Standard">Athlete- We hike walked like 7.5 miles yesterday. Need to be eating better and sleeping a little longer. </text:p>
      <text:p text:style-name="Standard"/>
      <text:p text:style-name="Standard">Habits- you're doing pretty good with these and I am proud of how you have pretty much kicked reddit and youtube. I feel different when I don't engage with those. I feel pure and intelegent and that my brain is my own. That and reading. Whatever internet bullshit does to your brain... I don't like it. </text:p>
      <text:p text:style-name="Standard"/>
      <text:p text:style-name="Standard">What else. You're going to have a lot of money coming in. Hopefully. I don't know that I'd commit to something big until you have a couple years under your belt. Get a plane and the business and the truck camper. Get the F550 fixed. You don't have to jump into something insane right away. I know you want to just build and buy and get it all now. But having a slow build it something that seems important as well. You should get a couple phases planned out. <text:line-break/><text:line-break/>Also a 182 doesn't seem insanely out of your price range! Could you fly a 206? Would that even be economical? Get the smallest plane that fits your needs. I think a 182 with a big engine and the stall kit etc. would be the ticket. Look at what the difference is in proce between a good one and a cheap one. You'd end up paying more maybe to get a cheap one set up right. </text:p>
      <text:p text:style-name="Standard"/>
      <text:p text:style-name="Standard">Ok good journaling. Mostly happy with things. Be more athletic. Get away from mom and dad and the oldies. You need more of your own influence and wildnes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9/24/2022</text:p>
      <text:p text:style-name="Standard">Had the most incredible lucid dream last night. I cannot capture it, grasp the quicksilver and put it on the page. But I will try to use my words to grasp a part of it. <text:line-break/><text:line-break/>I dreampt the same starting dream. The conflict with Stephanie. I remember seeing her face in war paint and blood. She was angry. I felt that I needed to get bear that she was going to try to steal her. <text:line-break/><text:line-break/>Thad was there. I recal his face and all the family of stephanie yelling and lecturing me. <text:line-break/><text:line-break/>Somehow I broke free from the same cycle. I said Robby and Will were there giving me shit but I don't know how true that is. But we will use it as a device. <text:line-break/><text:line-break/>Robby and will were teasing me saying Blake this is your dream- Why are you stuck in this old bullshit? Why aren't you doing sometihng cool? <text:line-break/><text:line-break/>And in that moment I knew I was dreaming. They had told I was dreaming&gt; I looked at the floor and it broke open and disolved into clouds. I knew I could fly. That was the most empowering moment. I dove into the floor and exploded into clouds. I was swirling thriving. FLYING! I FLEW IN <text:s/>A LUCID DREAM!! <text:line-break/><text:line-break/>I opened the sky and took it into my hands and created a world for myself I flew through a forest and could point my fingers and trees would explode into fire. <text:line-break/><text:line-break/>Whatever I am doing I am on the right track. Keep going. Things are getting better. Life is yours for the taking Blake. Love it whatever may come. <text:line-break/><text:line-break/><text:line-break/><text:line-break/>SHAMBHALA PREP- DO THIS WHEN YOU GET HOME</text:p>
      <text:p text:style-name="Standard">Hydration modifiers</text:p>
      <text:p text:style-name="Standard">Battery Packs</text:p>
      <text:p text:style-name="Standard">Buy one of will's inflatable wet pad things</text:p>
      <text:p text:style-name="Standard">More mountainhouse</text:p>
      <text:p text:style-name="Standard">Time for some new costumes. </text:p>
      <text:p text:style-name="Standard">Suits money and cocaine what could you put in that wouldn't look sketchy? FAKE MONEY. Fake UZI's</text:p>
      <text:p text:style-name="Standard">Hunter S Thompson</text:p>
      <text:p text:style-name="Standard">GET MONEY NOW</text:p>
      <text:p text:style-name="Standard">Get all your gear in working order</text:p>
      <text:p text:style-name="Standard">Buy more glow paint. </text:p>
      <text:p text:style-name="Standard">Make a totem (lights camera etc. maybe a stand up so you can hang your shield on it too. Way to hang your mask off your shirld. Buy a replacement mask. Need a secondary. Mix glowpaint into it. Want it to react under UV light. </text:p>
      <text:p text:style-name="Standard">Morre hammocks</text:p>
      <text:p text:style-name="Standard">Get a spot at the river for the RV</text:p>
      <text:p text:style-name="Standard">Initiate RV build</text:p>
      <text:p text:style-name="Standard"><text:soft-page-break/>Do you want to bring your speakers? EEEYUP</text:p>
      <text:p text:style-name="Standard">REMEBER TO DRAW A SMILey FACE on your truck for security. </text:p>
      <text:p text:style-name="Standard">Start birthday party prep.</text:p>
      <text:p text:style-name="Standard">Get a fucking buring manticket</text:p>
      <text:p text:style-name="Standard">Get tickets to tomorrowland and invite justina! </text:p>
      <text:p text:style-name="Standard">Have a set dead date and get all your shambs stuff coming by then</text:p>
      <text:p text:style-name="Standard">Maybe looking into the anamatronic bear? </text:p>
      <text:p text:style-name="Standard">Pack of anamatronic wolves. </text:p>
      <text:p text:style-name="Standard">GO ON A SOLO JOUNREY SOMEWHERE&gt; FIGURE YOURSELF OUT</text:p>
      <text:p text:style-name="Standard">Make peace with Stephanie</text:p>
      <text:p text:style-name="Standard">tattoos</text:p>
      <text:p text:style-name="Standard">BUY A FLOATIE? Do you care about the river? Not really </text:p>
      <text:p text:style-name="Standard">You need another mask. Soemthing to Rival the Skull =sudden death has stepped on your mask and that is ok. </text:p>
      <text:p text:style-name="Standard">Buy a harley- so much more your speed. And you could park the god ddamn thing without tipping it over. The beemer is sick maybe do a side car for it. </text:p>
      <text:p text:style-name="Standard">Get a new laptop, maybe a camera or at least a gopro. </text:p>
      <text:p text:style-name="Standard"/>
      <text:p text:style-name="Standard">7/24/2022</text:p>
      <text:p text:style-name="Standard">LOST MY PHONE LIKE A KNUCKLE HEAD</text:p>
      <text:p text:style-name="Standard"/>
      <text:p text:style-name="Standard">My worry is that I wil lose all those pictures and y passwords to everything. And my google account fuck-tarded. </text:p>
      <text:p text:style-name="Standard"/>
      <text:p text:style-name="Standard">Still loving shambs. Excited to show this to someone. </text:p>
      <text:p text:style-name="Standard"/>
      <text:p text:style-name="Standard">Last night was amazing. Saw tons of great shows. Met Justin's friend Andrew. He showed me what high class partying looks like. I might want to hold out for something more tlike that and see if I could get into crowds like that I keep saying can you be ok with Kate? I think I can. I really like her. She is so sweet and she'll be loyal and honestly do all the stuff I want to do. <text:line-break/><text:line-break/>See cause I want to do all this stuff. But I also want someone who will wade into the drkside deepend with me And I can tell that a posh chick like that wouldn't put up with my bullshit. I want someone with the sick stuff that I had with Steph. </text:p>
      <text:p text:style-name="Standard"/>
      <text:p text:style-name="Standard">We say we are being healthy but are we--- really? </text:p>
      <text:p text:style-name="Standard"/>
      <text:p text:style-name="Standard">Want to be able to reach into someones soul. </text:p>
      <text:p text:style-name="Standard"/>
      <text:p text:style-name="Standard">Can we take a moment to revel in the fact that when you get home you might be a multi-millionaire</text:p>
      <text:p text:style-name="Standard"/>
      <text:p text:style-name="Standard">You should disappear for a while. Go to South America. Revel in some whores. Gods we could have had it so good. We could have ahad married with children and the whole thing. But this will be good in it's own way. See I want the relationship. I want someone to grow old with but I also want to hit it hard. </text:p>
      <text:p text:style-name="Standard"/>
      <text:p text:style-name="Standard">Hopefully get that with Kate. </text:p>
      <text:p text:style-name="Standard"/>
      <text:p text:style-name="Standard">I feel like I wouldn't be enough for a posh chick Like aI want to land because I wouldn't have the cock for a woman like that. I need a Kate to match me. </text:p>
      <text:p text:style-name="Standard"><text:soft-page-break/></text:p>
      <text:p text:style-name="Standard">I love the attention. </text:p>
      <text:p text:style-name="Standard"/>
      <text:p text:style-name="Standard">What are my goals for today? Don't hit the nicotine so hard. And Monday we are done. Don't let this cat back out of the bag. </text:p>
      <text:p text:style-name="Standard">Eat</text:p>
      <text:p text:style-name="Standard">costume and rage</text:p>
      <text:p text:style-name="Standard">Hydrate</text:p>
      <text:p text:style-name="Standard">Go check on the truck? Nawwww</text:p>
      <text:p text:style-name="Standard">Try to get a message out to kate. </text:p>
      <text:p text:style-name="Standard"/>
      <text:p text:style-name="Standard"/>
      <text:p text:style-name="Standard"><text:line-break/><text:line-break/>7/23/2022</text:p>
      <text:p text:style-name="Standard">Shambhala is so good for the soul. </text:p>
      <text:p text:style-name="Standard">I need to write down all the sets we went to cause there is some fucking sick music we are seeing. Also getting lots of numbers from chicks here. Feel like I need to move to Canada. Also I am so much more confident when I have one on the line. I think if you build the truck and come on up you'd find all kinds of weirdos. Canada is the place to party for sure. \\</text:p>
      <text:p text:style-name="Standard"/>
      <text:p text:style-name="Standard">What about shambhala is so special? The ability to be myself. To have complete unjudged freedom. Wander and do some photojournalism. The connections that you can make. Feel like here are your people. Chance to make so many friends. Think of these when you get sad and lonely. </text:p>
      <text:p text:style-name="Standard"/>
      <text:p text:style-name="Standard">Back on the nicotine for a week. Quits is gonna be rough. </text:p>
      <text:p text:style-name="Standard"/>
      <text:p text:style-name="Standard">Danced deeply and wildly at the fractal. Got into it front row at the pagoda, and the village. Saw excision, on the rail. Saw both the chrisses, and virtual riot. So many good house shows at the Pagoda. </text:p>
      <text:p text:style-name="Standard"/>
      <text:p text:style-name="Standard">XX OO love you blake you're a good dude. </text:p>
      <text:p text:style-name="Standard"/>
      <text:p text:style-name="Standard">Kate is sooooo nice, but are you settling? I don't know. Her mind is whip smart. I think you're getting most everything you want. ESPECIALLY if you get the tits and such that you're after. If that is the case then power on. Also what about the sword. Remember to P L A Y BLAKE. You are a big kid at heart. Never put your shambhala gear away once you get home. Make a spot for it and put it all up on your walls and such. DO RITUALS DO MAGIC MAKE LITTLE MISSIONS FOR YOURSELF&gt; PLAY<text:line-break/>PLAY PLAY PLAY<text:line-break/>ALL WORK AND NO PLAY MAKES BLAKE A CRAZY BOY.<text:line-break/><text:line-break/><text:line-break/>What things do I need to write? <text:line-break/><text:line-break/>Goals for the day- </text:p>
      <text:p text:style-name="Standard">Text yourself the music you loved. You need to make more of a log with your phone. Maybe think of hooking that to your vest. </text:p>
      <text:p text:style-name="Standard">Bathe</text:p>
      <text:p text:style-name="Standard">Make shakes</text:p>
      <text:p text:style-name="Standard">Eat an avacado</text:p>
      <text:p text:style-name="Standard"><text:soft-page-break/>Buy acid</text:p>
      <text:p text:style-name="Standard">Take more photos. Phone in your front vest? Legs suck. Want to be able to move</text:p>
      <text:p text:style-name="Standard">pushups. </text:p>
      <text:p text:style-name="Standard"/>
      <text:p text:style-name="Standard">Do a chest workout</text:p>
      <text:p text:style-name="Standard">Do yoga</text:p>
      <text:p text:style-name="Standard">Meet Justin's Friend </text:p>
      <text:p text:style-name="Standard">Meet that chick maybe</text:p>
      <text:p text:style-name="Standard">Would you like to do your laundry? Naaaawwww. Smell your pants are they that bad? </text:p>
      <text:p text:style-name="Standard"/>
      <text:p text:style-name="Standard">Need to do glowcaine and devil's acid and glowcaine. And The eyeball. Get the FLERSHLIGHTS WORRKING</text:p>
      <text:p text:style-name="Standard"/>
      <text:p text:style-name="Standard">Costume for sure, but also plaaaaaay with some people. Shield all night tonight? Maybe? Yes shild</text:p>
      <text:p text:style-name="Standard"/>
      <text:p text:style-name="Standard">Shambhala is something magical. I could see moving somewhere near here and just diving face first into voulunteering, workng, fucck I could get down living here. Nelson is insanely pretty. Need to organically meet people. This online shit is for the birds. </text:p>
      <text:p text:style-name="Standard"/>
      <text:p text:style-name="Standard">I am grateful for my sobrity- I had a god damned blast and didn't have to worry about anything</text:p>
      <text:p text:style-name="Standard"/>
      <text:p text:style-name="Standard">I am grateful for my creativity</text:p>
      <text:p text:style-name="Standard"/>
      <text:p text:style-name="Standard">I am grateful that people here are so accepting and have fun!!</text:p>
      <text:p text:style-name="Standard"/>
      <text:p text:style-name="Standard">I am grateful that I am bouncing back from the divorce</text:p>
      <text:p text:style-name="Standard"><text:line-break/>I am grateufl that I am squaring up to my lying and not engaging in that shit behavior anymore</text:p>
      <text:p text:style-name="Standard"><text:line-break/>I am grateful for will. </text:p>
      <text:p text:style-name="Standard"/>
      <text:p text:style-name="Standard">What are my troubles? <text:line-break/><text:line-break/>This chick downtown</text:p>
      <text:p text:style-name="Standard">Kate</text:p>
      <text:p text:style-name="Standard">Drugs and such</text:p>
      <text:p text:style-name="Standard">Getting new naratives on board. </text:p>
      <text:p text:style-name="Standard">Living situation. </text:p>
      <text:p text:style-name="Standard">The fucking price of gas!! JEEESUS</text:p>
      <text:p text:style-name="Standard">The state of the world. </text:p>
      <text:p text:style-name="Standard">Will things fall apart in the next 20 years?</text:p>
      <text:p text:style-name="Standard"/>
      <text:p text:style-name="Standard">Blake will you be ok? YES</text:p>
      <text:p text:style-name="Standard">Do you need social time? YES Even if it is just a chat with someone at the coffee shop</text:p>
      <text:p text:style-name="Standard">Do you need to stay the fuck away from alcohol? Yes</text:p>
      <text:p text:style-name="Standard">Plan your birthday</text:p>
      <text:p text:style-name="Standard"/>
      <text:p text:style-name="Standard"/>
      <text:p text:style-name="Standard">7/22/2022</text:p>
      <text:p text:style-name="Standard"><text:soft-page-break/>I'm in the double decker hammock lounge in Salmo Brittish Columbia right now. Grateful for the shade- for weather much cooler than I am used to at shambs- </text:p>
      <text:p text:style-name="Standard"/>
      <text:p text:style-name="Standard">Grateful for Will, and Kate. People who actually want to hang out with me. It is sad to think that I was one of the wedges that broke our friend group apart. I want to be selfless- fuel for people to do better. </text:p>
      <text:p text:style-name="Standard"/>
      <text:p text:style-name="Standard">Grateful for preparing ahead. Next year I am going to be even more set. <text:line-break/><text:line-break/>Land is something I want badly. USA or CANADA? What's more sustainable? What's more long term? USA Seems like we're headed for a civil war and some dumb shit. People here are fuck-tarded. </text:p>
      <text:p text:style-name="Standard"/>
      <text:p text:style-name="Standard">Is a USA civil war something you can control? NO Is collapse something you can prepare for? Yes. </text:p>
      <text:p text:style-name="Standard"/>
      <text:p text:style-name="Standard">Mom is 60- Dad is 62. 20 years is still in their lifetimes. I should at least present my findinds. </text:p>
      <text:p text:style-name="Standard"/>
      <text:p text:style-name="Standard">Once I get home from Shambs- it seems like things will be different. I'll be a multi-millionaire I'll be free finally. Let that sink in. </text:p>
      <text:p text:style-name="Standard"/>
      <text:p text:style-name="Standard">Need to beware. People are going to want to swamp, hang on, and glom when you get your stuff. Nice litte place here mind if I set up my shit trailer and live here forever? Mind if I build an earthship? <text:s/>Which I don't but I want it to be under c o n t r o l. Which It wouldn't be. It would morph and ride and be it's own thing. </text:p>
      <text:p text:style-name="Standard"/>
      <text:p text:style-name="Standard">Could model it after shmabhala. Or fuck just put energy into the thing that is already going. Come Voulunteer here. I love Shambs- and I really like Nelson and Salmo and all kinds of places here. See if you could Yotie. Cause that is the best of both worlds. </text:p>
      <text:p text:style-name="Standard"/>
      <text:p text:style-name="Standard">We drove from Helena MT To Salmo. On wednesday. Started up on the nicotine with Will. Had a juel. That is the drug that knows. You want to go up it takes you up, down you go down. Stayed in Line. </text:p>
      <text:p text:style-name="Standard"/>
      <text:p text:style-name="Standard">I feel like I need to be trying to make more frineds. Worry that Kate won't be the best one for me? Like there is something better out there? I really like this gal though. I want to meet her and we'll see after that. </text:p>
      <text:p text:style-name="Standard"/>
      <text:p text:style-name="Standard">Next year we try to volunteer. Next year we try to see if Canadian citizenship is in the cards for us? Because 3 years would go by like THAT and it would be good to have. Worry about the end of the world. Things are starting to look grim. </text:p>
      <text:p text:style-name="Standard"/>
      <text:p text:style-name="Standard">Land first- then camper- then boat. Get something secure that could support a good chunk of people. Be able to provide your year round needs on the stuff you grow- then buy toys. Toys don't mean shit if you don't have a bastion. </text:p>
      <text:p text:style-name="Standard"/>
      <text:p text:style-name="Standard">We have a duty to hang on and see it out. No matter how fucking rough it gets. But I also don't want ot be a hold out for these people who fucking loath me. Steph doesn't want to have me around. You need to decide do you want to try to be friends with your exwife. I don't want to watch her have her little love affair with a shit bird. </text:p>
      <text:p text:style-name="Standard"/>
      <text:p text:style-name="Standard">Kate is a cute. I like her big grin. Match her energy sometimes. Hopefully she can match mine? I think we will need to talk about it and have herhave her own space. Like a tent we set up outside the camper. </text:p>
      <text:p text:style-name="Standard"><text:soft-page-break/></text:p>
      <text:p text:style-name="Standard">I find myself less attention seeking. It feels goood still. But I know what it is (A drug) for me and know what it means. It is destructive. </text:p>
      <text:p text:style-name="Standard"/>
      <text:p text:style-name="Standard">Once we got here we went to security and got our wristbands. Is there a VIP at shambs? I don't know but if there is I am getting one next year. One for Kate and I. </text:p>
      <text:p text:style-name="Standard"/>
      <text:p text:style-name="Standard">What are my worries- <text:line-break/><text:line-break/>I worry about being held back by my old friends. I don't want to be in this tertiary position in my friendgroup. Don't want the ghosts of old times to be the judge of where and what I do. <text:line-break/><text:line-break/>Worry that I will blwo all this money. Nope not going to happen. Even in your worst moments you were finiacailly responsible. </text:p>
      <text:p text:style-name="Standard"/>
      <text:p text:style-name="Standard">Goals for the day= </text:p>
      <text:p text:style-name="Standard"/>
      <text:p text:style-name="Standard">Make your blender bombs. </text:p>
      <text:p text:style-name="Standard">Get more ice</text:p>
      <text:p text:style-name="Standard">Go to the river and bathe</text:p>
      <text:p text:style-name="Standard">Ride the bike around shambs</text:p>
      <text:p text:style-name="Standard">Do yoga and PT Stuff. </text:p>
      <text:p text:style-name="Standard">Be creative- maybe write a short story? </text:p>
      <text:p text:style-name="Standard">Give out Tarot cards- <text:line-break/><text:line-break/>Photos- Take 50 photos of things you are enjoying. </text:p>
      <text:p text:style-name="Standard"/>
      <text:p text:style-name="Standard">Do some sweet azz lifiting bro. </text:p>
      <text:p text:style-name="Standard"/>
      <text:p text:style-name="Standard"/>
      <text:p text:style-name="Standard"/>
      <text:p text:style-name="Standard">Do you want to be friends with anyonehere yet? Could you sustain something long distance? Nope not yet. Trim and prune. Give things your energy wholey. </text:p>
      <text:p text:style-name="Standard"/>
      <text:p text:style-name="Standard">How is your life better without reddit? You need to do <text:span text:style-name="T1">EVERYTHING YOU CAN TO BLOCK THAT SITE. <text:line-break/><text:line-break/></text:span><text:span text:style-name="T2">Just your phone in general. </text:span></text:p>
      <text:p text:style-name="P1"/>
      <text:p text:style-name="Standard">Goals seem easier. </text:p>
      <text:p text:style-name="Standard">Mental state is focused on the things I actually need to do. </text:p>
      <text:p text:style-name="P1">Just not wasting time. </text:p>
      <text:p text:style-name="P1"/>
      <text:p text:style-name="P1">Hope with Kate. Be happy with what you have. She seems wonderful. Like her work ethic</text:p>
      <text:p text:style-name="P1">Her intelegence</text:p>
      <text:p text:style-name="P1">Creativity </text:p>
      <text:p text:style-name="P1">She is really pretty. </text:p>
      <text:p text:style-name="P1">Focus on what she needs. Be nice to her. </text:p>
      <text:p text:style-name="P1"/>
      <text:p text:style-name="P1"><text:soft-page-break/>I also want to do a little retreat. Couple little retreats. Tofino</text:p>
      <text:p text:style-name="P1"/>
      <text:p text:style-name="P1">Maybe your whole Buy land be in a commune thing should be in the commune finder. Cause what if you could get a spot there, wouldn't even need a land spot. Farming etc. That's your ticket. And the sail boat. I want the option. <text:line-break/><text:line-break/></text:p>
      <text:p text:style-name="Standard"/>
      <text:p text:style-name="Standard">X/114 = 7.3/444</text:p>
      <text:p text:style-name="Standard">114/x = 0.01644144</text:p>
      <text:p text:style-name="Standard">114 = 0.01644144x</text:p>
      <text:p text:style-name="Standard"/>
      <text:p text:style-name="Standard">114/0.01644144 = x </text:p>
      <text:p text:style-name="Standard">6933 LITERS hahah maybe it is the wrong math. </text:p>
      <text:p text:style-name="Standard"/>
      <text:p text:style-name="Standard">I want to buy land and learn to build a house on it. That would cut the costs of the house down significantly.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BREAK </text:p>
      <text:p text:style-name="Standard"/>
      <text:p text:style-name="Standard"/>
      <text:p text:style-name="Standard">What do I want? <text:line-break/><text:line-break/>To write a book. Unbridled creativity</text:p>
      <text:p text:style-name="Standard"/>
      <text:p text:style-name="Standard">To un-fuck the relationship with Stephanie. I truly believe we could have the best thing ever if we could get over our problems. </text:p>
      <text:p text:style-name="Standard"/>
      <text:p text:style-name="Standard">Games games with friends </text:p>
      <text:p text:style-name="Standard"/>
      <text:p text:style-name="Standard">To build a community </text:p>
      <text:p text:style-name="Standard"/>
      <text:p text:style-name="Standard">to build a place to live and enjoy myself. Is that in the middle of bozeman? </text:p>
      <text:p text:style-name="Standard"/>
      <text:p text:style-name="Standard">To hunt</text:p>
      <text:p text:style-name="Standard"/>
      <text:p text:style-name="Standard">To Have dogs</text:p>
      <text:p text:style-name="Standard"><text:soft-page-break/></text:p>
      <text:p text:style-name="Standard">To Learn new skills </text:p>
      <text:p text:style-name="Standard"/>
      <text:p text:style-name="Standard">to be kind to myself and others around me</text:p>
      <text:p text:style-name="Standard"/>
      <text:p text:style-name="Standard">To not be cruel narcissistic or manipulative </text:p>
      <text:p text:style-name="Standard"/>
      <text:p text:style-name="Standard">4/25/2022</text:p>
      <text:p text:style-name="Standard"/>
      <text:p text:style-name="Standard">I have really fallen into a hole with the online dating thing. </text:p>
      <text:p text:style-name="Standard"/>
      <text:p text:style-name="Standard">To not want to kill my parents. <text:line-break/><text:line-break/>To stop obessing about my exwife. </text:p>
      <text:p text:style-name="Standard"/>
      <text:p text:style-name="Standard">To let go of unhealthy thought paterns. </text:p>
      <text:p text:style-name="Standard"/>
      <text:p text:style-name="Standard">I feel like garbage everyday. I would like to not wake up feeling like shit. This hole, this empty place inside of me, I'd like to have an identiy some sort of core. </text:p>
      <text:p text:style-name="Standard"/>
      <text:p text:style-name="Standard">Stop lying to the extent I am, recognize when I lie and emediately correct by telling the person that I lied, why I lied and appologize for it. <text:line-break/><text:line-break/>Stop stealing things</text:p>
      <text:p text:style-name="Standard"/>
      <text:p text:style-name="Standard">Stop commiting crimes</text:p>
      <text:p text:style-name="Standard"/>
      <text:p text:style-name="Standard">Stop using people </text:p>
      <text:p text:style-name="Standard"/>
      <text:p text:style-name="Standard">Forgive my parents and let go of the past</text:p>
      <text:p text:style-name="Standard"/>
      <text:p text:style-name="Standard">Build skills to have friendships and meaningful relationships.</text:p>
      <text:p text:style-name="Standard"/>
      <text:p text:style-name="Standard">to be kind to myself and others around me</text:p>
      <text:p text:style-name="Standard"/>
      <text:p text:style-name="Standard">To not be cruel narcissistic or manipulative <text:line-break/><text:line-break/>To understand if I need AA, or if I can let that go. Can I use drugs or have a drink? <text:line-break/><text:line-break/>To have a healthy relationship with women. </text:p>
      <text:p text:style-name="Standard"/>
      <text:p text:style-name="Standard">To write a book. </text:p>
      <text:p text:style-name="Standard"/>
      <text:p text:style-name="Standard">To be positive instead of default negative.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3-01T06:20:31.12</meta:creation-date>
    <meta:generator>OpenOffice/4.1.11$Win32 OpenOffice.org_project/4111m1$Build-9808</meta:generator>
    <dc:date>2024-01-11T11:52:39.15</dc:date>
    <dc:creator>Blake Stanger</dc:creator>
    <meta:editing-duration>PT9H45M58S</meta:editing-duration>
    <meta:editing-cycles>16</meta:editing-cycles>
    <meta:document-statistic meta:table-count="0" meta:image-count="0" meta:object-count="0" meta:page-count="10" meta:paragraph-count="177" meta:word-count="3586" meta:character-count="18590"/>
  </office:meta>
</office:document-meta>
</file>